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list-style-name="L1"/>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office:annotation><dc:creator>Gauthier Bastien</dc:creator><dc:date>2011-02-16T14:49:10</dc:date><text:p text:style-name="P6"><text:span text:style-name="T7">do text if not len(self.getLastInquiry()</text:span><text:span text:style-name="T8">.getClaimants</text:span><text:span text:style-name="T7">()) &gt; 1</text:span></text:p><text:p text:style-name="P6"><text:span text:style-name="T7">from xhtml(self.getLastInquiry().</text:span><text:span text:style-name="T8">getClaimants()[0]</text:span><text:span text:style-name="T7">.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9">do text if </text:span><text:span text:style-name="T10">len(</text:span><text:span text:style-name="T11">self.getLastInquiry()</text:span><text:span text:style-name="T10">.getClaim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9">do text if </text:span><text:span text:style-name="T10">len(</text:span><text:span text:style-name="T11">self.getLastInquiry()</text:span><text:span text:style-name="T10">.getClaimants()) &gt; 1</text:span></text:p></office:annotation><text:text-input text:description="Plusieurs demandeurs">self.getLastInquiry().getMultipleClaimant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ation</text:p>
      <text:p text:style-name="UrbanBody"/>
      <text:p text:style-name="UrbanBody"><text:span text:style-name="T6"><office:annotation><dc:creator>Gauthier Bastien</dc:creator><dc:date>2011-01-13T14:56:41</dc:date><text:p text:style-name="P6"><text:span text:style-name="T7">do text</text:span></text:p><text:p text:style-name="P6"><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8">do text if not len(self.getLastInquiry().getClaimants()) &gt; 1</text:span></text:p></office:annotation><text:text-input text:description="Titre du demandeur">self.getLastInquiry().getClaimants()[0].getPersonTitleValue()</text:text-input>,</text:p>
      <text:p text:style-name="UrbanBody"><text:span text:style-name="T3"><office:annotation><dc:creator>Gauthier Bastien</dc:creator><dc:date>2011-02-17T09:18:17</dc:date><text:p text:style-name="P6"><text:span text:style-name="T9">do text if </text:span><text:span text:style-name="T10">len(</text:span><text:span text:style-name="T11">self.getLastInquiry().getClaimants</text:span><text:span text:style-name="T10">()) &gt; 1</text:span></text:p></office:annotation></text:span><text:span text:style-name="T3">&lt;%Titre%&gt;</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 concernant le permis d’urbanisation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8670249732" text:style-name="L1">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6"><text:span text:style-name="T8">do text if not len(self.getLastInquiry().getClaim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8">do text if len(self.getLastInquiry().getClaim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7">do text</text:span></text:p><text:p text:style-name="P6"><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100%"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9-07-27T10:37:25</meta:creation-date>
    <dc:date>2012-04-23T13:05:36</dc:date>
    <dc:language>fr-FR</dc:language>
    <meta:editing-cycles>144</meta:editing-cycles>
    <meta:editing-duration>P2DT7H44M10S</meta:editing-duration>
    <dc:creator>Simon Delcourt</dc:creator>
    <meta:document-statistic meta:table-count="0" meta:image-count="0" meta:object-count="0" meta:page-count="1" meta:paragraph-count="27" meta:word-count="309" meta:character-count="2242" meta:non-whitespace-character-count="1975"/>
    <meta:user-defined meta:name="Info 1"/>
    <meta:user-defined meta:name="Info 2"/>
    <meta:user-defined meta:name="Info 3"/>
    <meta:user-defined meta:name="Info 4"/>
  </office:meta>
</office:document-meta>
</file>